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28" style:family="table-column">
      <style:table-column-properties fo:break-before="auto" style:column-width="5.906cm"/>
    </style:style>
    <style:style style:name="co29" style:family="table-column">
      <style:table-column-properties fo:break-before="auto" style:column-width="4.163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1.362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7.214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0.84cm" fo:break-before="auto" style:use-optimal-row-height="true"/>
    </style:style>
    <style:style style:name="ro26" style:family="table-row">
      <style:table-row-properties style:row-height="7.655cm" fo:break-before="auto" style:use-optimal-row-height="true"/>
    </style:style>
    <style:style style:name="ro27" style:family="table-row">
      <style:table-row-properties style:row-height="6.854cm" fo:break-before="auto" style:use-optimal-row-height="true"/>
    </style:style>
    <style:style style:name="ro28" style:family="table-row">
      <style:table-row-properties style:row-height="1.482cm" fo:break-before="auto" style:use-optimal-row-height="true"/>
    </style:style>
    <style:style style:name="ro29" style:family="table-row">
      <style:table-row-properties style:row-height="8.858cm" fo:break-before="auto" style:use-optimal-row-height="true"/>
    </style:style>
    <style:style style:name="ro30" style:family="table-row">
      <style:table-row-properties style:row-height="5.251cm" fo:break-before="auto" style:use-optimal-row-height="true"/>
    </style:style>
    <style:style style:name="ro31" style:family="table-row">
      <style:table-row-properties style:row-height="2.845cm" fo:break-before="auto" style:use-optimal-row-height="true"/>
    </style:style>
    <style:style style:name="ro32" style:family="table-row">
      <style:table-row-properties style:row-height="4.048cm" fo:break-before="auto" style:use-optimal-row-height="true"/>
    </style:style>
    <style:style style:name="ro33" style:family="table-row">
      <style:table-row-properties style:row-height="3.246cm" fo:break-before="auto" style:use-optimal-row-height="true"/>
    </style:style>
    <style:style style:name="ro34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79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38"/>
    </style:style>
    <style:style style:name="ce83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wrap"/>
    </style:style>
    <style:style style:name="ce129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30" style:family="table-cell" style:parent-style-name="Default"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72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74" style:family="table-cell" style:parent-style-name="Default" style:data-style-name="N36"/>
    <style:style style:name="ce175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1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2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3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4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5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6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7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8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9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0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2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2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2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2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8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79" office:value-type="string" calcext:value-type="string">
            <text:p>00.01.Navigations</text:p>
          </table:table-cell>
          <table:table-cell table:style-name="ce82" table:number-columns-repeated="2"/>
          <table:table-cell table:style-name="ce88" office:value-type="string" calcext:value-type="string">
            <text:p>Document History</text:p>
          </table:table-cell>
          <table:table-cell table:style-name="ce12"/>
          <table:table-cell table:style-name="ce129"/>
          <table:table-cell table:style-name="ce130" table:number-columns-repeated="3"/>
        </table:table-row>
        <table:table-row table:style-name="ro2">
          <table:table-cell table:style-name="ce81" table:number-columns-repeated="4"/>
          <table:table-cell table:style-name="ce102"/>
          <table:table-cell table:style-name="ce81"/>
          <table:table-cell table:number-columns-repeated="3"/>
        </table:table-row>
        <table:table-row table:style-name="ro3">
          <table:table-cell table:style-name="ce81"/>
          <table:table-cell table:style-name="ce83" office:value-type="string" calcext:value-type="string">
            <text:p>#</text:p>
          </table:table-cell>
          <table:table-cell table:style-name="ce83" office:value-type="string" calcext:value-type="string">
            <text:p>Dátum zmeny</text:p>
          </table:table-cell>
          <table:table-cell table:style-name="ce83" office:value-type="string" calcext:value-type="string">
            <text:p>Autor zmeny</text:p>
          </table:table-cell>
          <table:table-cell table:style-name="ce104" office:value-type="string" calcext:value-type="string">
            <text:p>Popis zmeny</text:p>
          </table:table-cell>
          <table:table-cell table:style-name="ce83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81"/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?.04.2025</text:p>
          </table:table-cell>
          <table:table-cell table:style-name="ce90" office:value-type="string" calcext:value-type="string">
            <text:p>Roman Kazicka</text:p>
          </table:table-cell>
          <table:table-cell table:style-name="ce105" office:value-type="string" calcext:value-type="string">
            <text:p>vytvorenie samostatného dokumentu pre evidenciu nápadov pre budúce aktivity, kurzy, projekty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2" calcext:value-type="float">
            <text:p>2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91" office:value-type="string" calcext:value-type="string">
            <text:p>Roman Kazicka</text:p>
          </table:table-cell>
          <table:table-cell table:style-name="ce112" office:value-type="string" calcext:value-type="string">
            <text:p>Doplnenie stĺpcov</text:p>
          </table:table-cell>
          <table:table-cell table:style-name="ce9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3" calcext:value-type="float">
            <text:p>3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90" office:value-type="string" calcext:value-type="string">
            <text:p>OpenGPT</text:p>
          </table:table-cell>
          <table:table-cell table:style-name="ce105" office:value-type="string" calcext:value-type="string">
            <text:p>Vyplnenie SFIA parametrov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4" calcext:value-type="float">
            <text:p>4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91" office:value-type="string" calcext:value-type="string">
            <text:p>OpenGPT</text:p>
          </table:table-cell>
          <table:table-cell table:style-name="ce112" office:value-type="string" calcext:value-type="string">
            <text:p>SFIA detaily do Purpose</text:p>
          </table:table-cell>
          <table:table-cell table:style-name="ce85"/>
          <table:table-cell table:number-columns-repeated="3"/>
        </table:table-row>
        <table:table-row table:style-name="ro5">
          <table:table-cell table:style-name="ce81"/>
          <table:table-cell table:style-name="ce84" office:value-type="float" office:value="5" calcext:value-type="float">
            <text:p>5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84" office:value-type="string" calcext:value-type="string">
            <text:p>Roman Kazicka</text:p>
          </table:table-cell>
          <table:table-cell table:style-name="ce120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84"/>
          <table:table-cell table:number-columns-repeated="3"/>
        </table:table-row>
        <table:table-row table:style-name="ro4">
          <table:table-cell table:style-name="ce81"/>
          <table:table-cell table:style-name="ce85" office:value-type="float" office:value="6" calcext:value-type="float">
            <text:p>6</text:p>
          </table:table-cell>
          <table:table-cell table:style-name="ce87" office:value-type="date" office:date-value="2025-07-27" calcext:value-type="date">
            <text:p>27.07.2025</text:p>
          </table:table-cell>
          <table:table-cell table:style-name="ce85" office:value-type="string" calcext:value-type="string">
            <text:p>Roman Kazicka</text:p>
          </table:table-cell>
          <table:table-cell table:style-name="ce123" office:value-type="string" calcext:value-type="string">
            <text:p>Upresnenie md suboru v GitHUBE</text:p>
            <text:p>Potrebujem viac stlpcov v md</text:p>
          </table:table-cell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7" calcext:value-type="float">
            <text:p>7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8" calcext:value-type="float">
            <text:p>8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9" calcext:value-type="float">
            <text:p>9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10" calcext:value-type="float">
            <text:p>10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11" calcext:value-type="float">
            <text:p>11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12" calcext:value-type="float">
            <text:p>12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13" calcext:value-type="float">
            <text:p>13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14" calcext:value-type="float">
            <text:p>14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15" calcext:value-type="float">
            <text:p>15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16" calcext:value-type="float">
            <text:p>16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17" calcext:value-type="float">
            <text:p>17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19" calcext:value-type="float">
            <text:p>19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21" calcext:value-type="float">
            <text:p>21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23" calcext:value-type="float">
            <text:p>23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24" calcext:value-type="float">
            <text:p>24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25" calcext:value-type="float">
            <text:p>25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26" calcext:value-type="float">
            <text:p>26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27" calcext:value-type="float">
            <text:p>27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28" calcext:value-type="float">
            <text:p>28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3">
          <table:table-cell table:style-name="ce81"/>
          <table:table-cell table:style-name="ce84" office:value-type="float" office:value="29" calcext:value-type="float">
            <text:p>29</text:p>
          </table:table-cell>
          <table:table-cell table:style-name="ce84" table:number-columns-repeated="2"/>
          <table:table-cell table:style-name="ce127"/>
          <table:table-cell table:style-name="ce84"/>
          <table:table-cell table:number-columns-repeated="3"/>
        </table:table-row>
        <table:table-row table:style-name="ro3">
          <table:table-cell table:style-name="ce81"/>
          <table:table-cell table:style-name="ce85" office:value-type="float" office:value="30" calcext:value-type="float">
            <text:p>30</text:p>
          </table:table-cell>
          <table:table-cell table:style-name="ce85" table:number-columns-repeated="2"/>
          <table:table-cell table:style-name="ce123"/>
          <table:table-cell table:style-name="ce85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30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130"/>
        <table:table-column table:style-name="co16" table:default-cell-style-name="ce130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79" office:value-type="string" calcext:value-type="string">
            <text:p>00.01.Navigations</text:p>
          </table:table-cell>
          <table:table-cell table:style-name="ce82"/>
          <table:table-cell table:style-name="ce88" office:value-type="string" calcext:value-type="string">
            <text:p>Document Navigation </text:p>
          </table:table-cell>
          <table:table-cell table:style-name="ce1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1" office:value-type="string" calcext:value-type="string">
            <text:p>#</text:p>
          </table:table-cell>
          <table:table-cell table:style-name="ce134" office:value-type="string" calcext:value-type="string">
            <text:p>Názov záložky</text:p>
          </table:table-cell>
          <table:table-cell table:style-name="ce134" office:value-type="string" calcext:value-type="string">
            <text:p>Popis</text:p>
          </table:table-cell>
          <table:table-cell table:style-name="ce134" office:value-type="string" calcext:value-type="string">
            <text:p>Detailnejší popis</text:p>
          </table:table-cell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#01.Document History" xlink:type="simple">#01.Document History</text:a></text:p>
          </table:table-cell>
          <table:table-cell table:style-name="ce2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<text:a xlink:href="#02.Navigations" xlink:type="simple">#02.Navigations</text:a></text:p>
          </table:table-cell>
          <table:table-cell table:style-name="ce139" office:value-type="string" calcext:value-type="string">
            <text:p>Document Navigation </text:p>
          </table:table-cell>
          <table:table-cell table:style-name="ce139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#03.Purpose" xlink:type="simple">#03.Purpose</text:a></text:p>
          </table:table-cell>
          <table:table-cell table:style-name="ce29" office:value-type="string" calcext:value-type="string">
            <text:p>Explanation about using this document</text:p>
          </table:table-cell>
          <table:table-cell table:style-name="ce13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<text:a xlink:href="#04.List Of Knifes" xlink:type="simple">#04.List Of Knifes</text:a></text:p>
          </table:table-cell>
          <table:table-cell table:style-name="ce139" office:value-type="string" calcext:value-type="string">
            <text:p>List of All Knowledge contibutions – KNIFES</text:p>
          </table:table-cell>
          <table:table-cell table:style-name="ce13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5" calcext:value-type="float">
            <text:p>5</text:p>
          </table:table-cell>
          <table:table-cell table:style-name="ce135"/>
          <table:table-cell table:style-name="ce29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6"/>
          <table:table-cell table:style-name="ce139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7" calcext:value-type="float">
            <text:p>7</text:p>
          </table:table-cell>
          <table:table-cell table:style-name="ce135"/>
          <table:table-cell table:style-name="ce29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/>
          <table:table-cell table:style-name="ce139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9" calcext:value-type="float">
            <text:p>9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1" calcext:value-type="float">
            <text:p>11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3" calcext:value-type="float">
            <text:p>13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5" calcext:value-type="float">
            <text:p>15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7" calcext:value-type="float">
            <text:p>17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9" calcext:value-type="float">
            <text:p>19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table:number-columns-repeated="4"/>
          <table:table-cell table:number-columns-repeated="9"/>
          <table:table-cell table:style-name="ce130" table:number-columns-repeated="16371"/>
        </table:table-row>
        <table:table-row table:style-name="ro7" table:number-rows-repeated="1048553">
          <table:table-cell table:number-columns-repeated="13"/>
          <table:table-cell table:style-name="ce130" table:number-columns-repeated="16371"/>
        </table:table-row>
        <table:table-row table:style-name="ro6">
          <table:table-cell table:number-columns-repeated="13"/>
          <table:table-cell table:style-name="ce130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6"/>
        <table:table-column table:style-name="co18" table:default-cell-style-name="ce142"/>
        <table:table-row table:style-name="ro1">
          <table:table-cell table:style-name="ce79" office:value-type="string" calcext:value-type="string">
            <text:p>00.01.Navigations</text:p>
          </table:table-cell>
          <table:table-cell table:style-name="ce82"/>
          <table:table-cell table:style-name="ce88" office:value-type="string" calcext:value-type="string">
            <text:p>Document Purpose </text:p>
          </table:table-cell>
          <table:table-cell table:style-name="ce12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40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4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5" office:value-type="string" calcext:value-type="string">
            <text:p>Podkategória</text:p>
          </table:table-cell>
          <table:table-cell table:style-name="ce14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4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4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5" office:value-type="string" calcext:value-type="string">
            <text:p>Podkategória</text:p>
          </table:table-cell>
          <table:table-cell table:style-name="ce145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4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4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5" office:value-type="string" calcext:value-type="string">
            <text:p>Podkategória</text:p>
          </table:table-cell>
          <table:table-cell table:style-name="ce14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4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4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5" office:value-type="string" calcext:value-type="string">
            <text:p>Podkategória</text:p>
          </table:table-cell>
          <table:table-cell table:style-name="ce14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4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4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5" office:value-type="string" calcext:value-type="string">
            <text:p>Podkategória</text:p>
          </table:table-cell>
          <table:table-cell table:style-name="ce14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4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4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5" office:value-type="string" calcext:value-type="string">
            <text:p>Podkategória</text:p>
          </table:table-cell>
          <table:table-cell table:style-name="ce14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43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40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5" office:value-type="string" calcext:value-type="string">
            <text:p>Skill</text:p>
          </table:table-cell>
          <table:table-cell table:style-name="ce145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42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42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7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8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8"/>
        <table:table-column table:style-name="co25" table:default-cell-style-name="ce174"/>
        <table:table-column table:style-name="co26" table:default-cell-style-name="ce128"/>
        <table:table-column table:style-name="co13" table:default-cell-style-name="Default"/>
        <table:table-column table:style-name="co27" table:default-cell-style-name="ce177"/>
        <table:table-column table:style-name="co15" table:default-cell-style-name="ce128"/>
        <table:table-column table:style-name="co16" table:default-cell-style-name="Default"/>
        <table:table-column table:style-name="co28" table:default-cell-style-name="ce128"/>
        <table:table-column table:style-name="co7" table:number-columns-repeated="3" table:default-cell-style-name="ce128"/>
        <table:table-column table:style-name="co7" table:default-cell-style-name="Default"/>
        <table:table-row table:style-name="ro1">
          <table:table-cell table:style-name="ce79" office:value-type="string" calcext:value-type="string">
            <text:p>00.01.Navigations</text:p>
          </table:table-cell>
          <table:table-cell table:style-name="ce82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67"/>
          <table:table-cell table:style-name="ce172"/>
          <table:table-cell table:style-name="ce167"/>
          <table:table-cell table:style-name="pd1"/>
          <table:table-cell table:style-name="ce175"/>
          <table:table-cell table:style-name="ce167"/>
          <table:table-cell table:style-name="pd1"/>
          <table:table-cell table:style-name="ce41" table:number-columns-repeated="4"/>
          <table:table-cell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7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7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7" office:value-type="string" calcext:value-type="string">
            <text:p>Related KNIFE</text:p>
          </table:table-cell>
          <table:table-cell table:style-name="ce167" office:value-type="string" calcext:value-type="string">
            <text:p>Tags</text:p>
          </table:table-cell>
          <table:table-cell table:style-name="ce167" office:value-type="string" calcext:value-type="string">
            <text:p>Potential Outputs</text:p>
          </table:table-cell>
          <table:table-cell table:style-name="ce167" office:value-type="string" calcext:value-type="string">
            <text:p>Owner</text:p>
          </table:table-cell>
          <table:table-cell table:style-name="ce151" office:value-type="string" calcext:value-type="string">
            <text:p>Comment</text:p>
          </table:table-cell>
        </table:table-row>
        <table:table-row table:style-name="ro6">
          <table:table-cell table:style-name="ce151" office:value-type="string" calcext:value-type="string">
            <text:p>K001</text:p>
          </table:table-cell>
          <table:table-cell table:style-name="ce151"/>
          <table:table-cell table:style-name="ce151" office:value-type="string" calcext:value-type="string">
            <text:p>EA modelovanie a motivácia</text:p>
          </table:table-cell>
          <table:table-cell table:style-name="ce151" office:value-type="string" calcext:value-type="string">
            <text:p>hotové</text:p>
          </table:table-cell>
          <table:table-cell table:style-name="ce151" office:value-type="string" calcext:value-type="string">
            <text:p>Metodika / Nástroj</text:p>
          </table:table-cell>
          <table:table-cell table:style-name="ce151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51" office:value-type="string" calcext:value-type="string">
            <text:p>Diagrammatic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2</text:p>
          </table:table-cell>
          <table:table-cell table:style-name="ce151" office:value-type="string" calcext:value-type="string">
            <text:p>Verzionanie-sdlc</text:p>
          </table:table-cell>
          <table:table-cell table:style-name="ce151" office:value-type="string" calcext:value-type="string">
            <text:p>Git workflow pre EA modely</text:p>
          </table:table-cell>
          <table:table-cell table:style-name="ce151" office:value-type="string" calcext:value-type="string">
            <text:p>v procese</text:p>
          </table:table-cell>
          <table:table-cell table:style-name="ce151" office:value-type="string" calcext:value-type="string">
            <text:p>Integrácia</text:p>
          </table:table-cell>
          <table:table-cell table:style-name="ce151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3</text:p>
          </table:table-cell>
          <table:table-cell table:style-name="ce151" office:value-type="string" calcext:value-type="string">
            <text:p>Platformy</text:p>
          </table:table-cell>
          <table:table-cell table:style-name="ce151" office:value-type="string" calcext:value-type="string">
            <text:p>LibreOffice + Python integrácia</text:p>
          </table:table-cell>
          <table:table-cell table:style-name="ce151" office:value-type="string" calcext:value-type="string">
            <text:p>v procese</text:p>
          </table:table-cell>
          <table:table-cell table:style-name="ce151" office:value-type="string" calcext:value-type="string">
            <text:p>Vývoj / Integrácia</text:p>
          </table:table-cell>
          <table:table-cell table:style-name="ce151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4</text:p>
          </table:table-cell>
          <table:table-cell table:style-name="ce151" office:value-type="string" calcext:value-type="string">
            <text:p>Technologie</text:p>
          </table:table-cell>
          <table:table-cell table:style-name="ce151" office:value-type="string" calcext:value-type="string">
            <text:p>Docker pre študentov (K12)</text:p>
          </table:table-cell>
          <table:table-cell table:style-name="ce151" office:value-type="string" calcext:value-type="string">
            <text:p>plánované</text:p>
          </table:table-cell>
          <table:table-cell table:style-name="ce151" office:value-type="string" calcext:value-type="string">
            <text:p>Edukačné</text:p>
          </table:table-cell>
          <table:table-cell table:style-name="ce151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51" office:value-type="string" calcext:value-type="string">
            <text:p>Learning-based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5</text:p>
          </table:table-cell>
          <table:table-cell table:style-name="ce151" office:value-type="string" calcext:value-type="string">
            <text:p>RiverOfMyLife</text:p>
          </table:table-cell>
          <table:table-cell table:style-name="ce151" office:value-type="string" calcext:value-type="string">
            <text:p>BaZi pre racionálne duše</text:p>
          </table:table-cell>
          <table:table-cell table:style-name="ce151" office:value-type="string" calcext:value-type="string">
            <text:p>zaradené</text:p>
          </table:table-cell>
          <table:table-cell table:style-name="ce151" office:value-type="string" calcext:value-type="string">
            <text:p>Osobný rozvoj / Algoritmika</text:p>
          </table:table-cell>
          <table:table-cell table:style-name="ce151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51" office:value-type="string" calcext:value-type="string">
            <text:p>Exploratory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6</text:p>
          </table:table-cell>
          <table:table-cell table:style-name="ce151"/>
          <table:table-cell table:style-name="ce151" office:value-type="string" calcext:value-type="string">
            <text:p>Tímová správa práv v Gitea</text:p>
          </table:table-cell>
          <table:table-cell table:style-name="ce151" office:value-type="string" calcext:value-type="string">
            <text:p>pripomenúť</text:p>
          </table:table-cell>
          <table:table-cell table:style-name="ce151" office:value-type="string" calcext:value-type="string">
            <text:p>Správa / Práva</text:p>
          </table:table-cell>
          <table:table-cell table:style-name="ce151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7</text:p>
          </table:table-cell>
          <table:table-cell table:style-name="ce151"/>
          <table:table-cell table:style-name="ce151" office:value-type="string" calcext:value-type="string">
            <text:p>Helper skript na obrázky v Markdown</text:p>
          </table:table-cell>
          <table:table-cell table:style-name="ce151" office:value-type="string" calcext:value-type="string">
            <text:p>aktívne</text:p>
          </table:table-cell>
          <table:table-cell table:style-name="ce151" office:value-type="string" calcext:value-type="string">
            <text:p>Automatizácia</text:p>
          </table:table-cell>
          <table:table-cell table:style-name="ce151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8</text:p>
          </table:table-cell>
          <table:table-cell table:style-name="ce151"/>
          <table:table-cell table:style-name="ce151" office:value-type="string" calcext:value-type="string">
            <text:p>DCMM a DAO – hodnota leadershipu</text:p>
          </table:table-cell>
          <table:table-cell table:style-name="ce151" office:value-type="string" calcext:value-type="string">
            <text:p>plánované</text:p>
          </table:table-cell>
          <table:table-cell table:style-name="ce151" office:value-type="string" calcext:value-type="string">
            <text:p>Hodnoty / Strategické</text:p>
          </table:table-cell>
          <table:table-cell table:style-name="ce151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51" office:value-type="string" calcext:value-type="string">
            <text:p>Diagrammatic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09</text:p>
          </table:table-cell>
          <table:table-cell table:style-name="ce151"/>
          <table:table-cell table:style-name="ce151" office:value-type="string" calcext:value-type="string">
            <text:p>LinkedIn post engine – AI automatizácia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Marketing / AI</text:p>
          </table:table-cell>
          <table:table-cell table:style-name="ce151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0</text:p>
          </table:table-cell>
          <table:table-cell table:style-name="ce151"/>
          <table:table-cell table:style-name="ce151" office:value-type="string" calcext:value-type="string">
            <text:p>OpenAI klient – vlastná AI komunikácia</text:p>
          </table:table-cell>
          <table:table-cell table:style-name="ce151" office:value-type="string" calcext:value-type="string">
            <text:p>začiatok</text:p>
          </table:table-cell>
          <table:table-cell table:style-name="ce151" office:value-type="string" calcext:value-type="string">
            <text:p>Vývoj / AI</text:p>
          </table:table-cell>
          <table:table-cell table:style-name="ce151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1</text:p>
          </table:table-cell>
          <table:table-cell table:style-name="ce151" office:value-type="string" calcext:value-type="string">
            <text:p>LO vývoj</text:p>
          </table:table-cell>
          <table:table-cell table:style-name="ce151" office:value-type="string" calcext:value-type="string">
            <text:p>Main.xba šablóna pre LO Basic</text:p>
          </table:table-cell>
          <table:table-cell table:style-name="ce151" office:value-type="string" calcext:value-type="string">
            <text:p>v backlogu</text:p>
          </table:table-cell>
          <table:table-cell table:style-name="ce151" office:value-type="string" calcext:value-type="string">
            <text:p>Šablóny / LO</text:p>
          </table:table-cell>
          <table:table-cell table:style-name="ce151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2</text:p>
          </table:table-cell>
          <table:table-cell table:style-name="ce151"/>
          <table:table-cell table:style-name="ce151" office:value-type="string" calcext:value-type="string">
            <text:p>EA Workflow Add-In – pokročilé šablóny</text:p>
          </table:table-cell>
          <table:table-cell table:style-name="ce151" office:value-type="string" calcext:value-type="string">
            <text:p>v backlogu</text:p>
          </table:table-cell>
          <table:table-cell table:style-name="ce151" office:value-type="string" calcext:value-type="string">
            <text:p>EA Add-In</text:p>
          </table:table-cell>
          <table:table-cell table:style-name="ce151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3</text:p>
          </table:table-cell>
          <table:table-cell table:style-name="ce151"/>
          <table:table-cell table:style-name="ce151" office:value-type="string" calcext:value-type="string">
            <text:p>ReadOnlyControl v EA – Workflow Add-In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EA Add-In</text:p>
          </table:table-cell>
          <table:table-cell table:style-name="ce151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4</text:p>
          </table:table-cell>
          <table:table-cell table:style-name="ce151"/>
          <table:table-cell table:style-name="ce151" office:value-type="string" calcext:value-type="string">
            <text:p>Manažér knižníc pre LO Basic</text:p>
          </table:table-cell>
          <table:table-cell table:style-name="ce151" office:value-type="string" calcext:value-type="string">
            <text:p>návrh</text:p>
          </table:table-cell>
          <table:table-cell table:style-name="ce151" office:value-type="string" calcext:value-type="string">
            <text:p>LibreOffice / Knižnice</text:p>
          </table:table-cell>
          <table:table-cell table:style-name="ce151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5</text:p>
          </table:table-cell>
          <table:table-cell table:style-name="ce151" office:value-type="string" calcext:value-type="string">
            <text:p>LO Vývoj</text:p>
          </table:table-cell>
          <table:table-cell table:style-name="ce151" office:value-type="string" calcext:value-type="string">
            <text:p>LibreOffice Basic → Python migrácia</text:p>
          </table:table-cell>
          <table:table-cell table:style-name="ce151" office:value-type="string" calcext:value-type="string">
            <text:p>aktívne</text:p>
          </table:table-cell>
          <table:table-cell table:style-name="ce151" office:value-type="string" calcext:value-type="string">
            <text:p>Migrácia / Vývoj</text:p>
          </table:table-cell>
          <table:table-cell table:style-name="ce151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6</text:p>
          </table:table-cell>
          <table:table-cell table:style-name="ce151"/>
          <table:table-cell table:style-name="ce151" office:value-type="string" calcext:value-type="string">
            <text:p>Helper skript pre LO symbolic link</text:p>
          </table:table-cell>
          <table:table-cell table:style-name="ce151" office:value-type="string" calcext:value-type="string">
            <text:p>v testovaní</text:p>
          </table:table-cell>
          <table:table-cell table:style-name="ce151" office:value-type="string" calcext:value-type="string">
            <text:p>Skriptovanie / LO</text:p>
          </table:table-cell>
          <table:table-cell table:style-name="ce151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7</text:p>
          </table:table-cell>
          <table:table-cell table:style-name="ce151"/>
          <table:table-cell table:style-name="ce151" office:value-type="string" calcext:value-type="string">
            <text:p>AI-powered TERNO Planner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Plánovanie / AI</text:p>
          </table:table-cell>
          <table:table-cell table:style-name="ce151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19</text:p>
          </table:table-cell>
          <table:table-cell table:style-name="ce151"/>
          <table:table-cell table:style-name="ce151" office:value-type="string" calcext:value-type="string">
            <text:p>BaZi výpočty – algoritmus, hodiny, kalendár</text:p>
          </table:table-cell>
          <table:table-cell table:style-name="ce151" office:value-type="string" calcext:value-type="string">
            <text:p>zaradené</text:p>
          </table:table-cell>
          <table:table-cell table:style-name="ce151" office:value-type="string" calcext:value-type="string">
            <text:p>Algoritmika / Osobný rozvoj</text:p>
          </table:table-cell>
          <table:table-cell table:style-name="ce151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51" office:value-type="string" calcext:value-type="string">
            <text:p>Exploratory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20</text:p>
          </table:table-cell>
          <table:table-cell table:style-name="ce151" office:value-type="string" calcext:value-type="string">
            <text:p>LO Platforma pre komunitu</text:p>
          </table:table-cell>
          <table:table-cell table:style-name="ce151" office:value-type="string" calcext:value-type="string">
            <text:p>LibreOffice ako komunitná platforma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Strategické / Komunitné</text:p>
          </table:table-cell>
          <table:table-cell table:style-name="ce151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21</text:p>
          </table:table-cell>
          <table:table-cell table:style-name="ce151"/>
          <table:table-cell table:style-name="ce151" office:value-type="string" calcext:value-type="string">
            <text:p>Princíp udržateľnosti v architektúre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Metodika / SDLC</text:p>
          </table:table-cell>
          <table:table-cell table:style-name="ce151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22</text:p>
          </table:table-cell>
          <table:table-cell table:style-name="ce151"/>
          <table:table-cell table:style-name="ce151" office:value-type="string" calcext:value-type="string">
            <text:p>TERNO – terapeutické formy učenia</text:p>
          </table:table-cell>
          <table:table-cell table:style-name="ce151" office:value-type="string" calcext:value-type="string">
            <text:p>plánované</text:p>
          </table:table-cell>
          <table:table-cell table:style-name="ce151" office:value-type="string" calcext:value-type="string">
            <text:p>Edukačné / Kultúrne</text:p>
          </table:table-cell>
          <table:table-cell table:style-name="ce151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51" office:value-type="string" calcext:value-type="string">
            <text:p>Teaching-oriented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23</text:p>
          </table:table-cell>
          <table:table-cell table:style-name="ce151"/>
          <table:table-cell table:style-name="ce151" office:value-type="string" calcext:value-type="string">
            <text:p>AI interakcie – časová os a emócie</text:p>
          </table:table-cell>
          <table:table-cell table:style-name="ce151" office:value-type="string" calcext:value-type="string">
            <text:p>v návrhu</text:p>
          </table:table-cell>
          <table:table-cell table:style-name="ce151" office:value-type="string" calcext:value-type="string">
            <text:p>AI / UX / Sebapoznanie</text:p>
          </table:table-cell>
          <table:table-cell table:style-name="ce151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24</text:p>
          </table:table-cell>
          <table:table-cell table:style-name="ce151"/>
          <table:table-cell table:style-name="ce151" office:value-type="string" calcext:value-type="string">
            <text:p>OneNote ako zdroj metadát pre AI</text:p>
          </table:table-cell>
          <table:table-cell table:style-name="ce151" office:value-type="string" calcext:value-type="string">
            <text:p>v návrhu</text:p>
          </table:table-cell>
          <table:table-cell table:style-name="ce151" office:value-type="string" calcext:value-type="string">
            <text:p>Integrácia / Poznámky</text:p>
          </table:table-cell>
          <table:table-cell table:style-name="ce151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25</text:p>
          </table:table-cell>
          <table:table-cell table:style-name="ce151"/>
          <table:table-cell table:style-name="ce151" office:value-type="string" calcext:value-type="string">
            <text:p>Kategorizácia TERNO podľa SDLC a 7D</text:p>
          </table:table-cell>
          <table:table-cell table:style-name="ce151" office:value-type="string" calcext:value-type="string">
            <text:p>zaradené</text:p>
          </table:table-cell>
          <table:table-cell table:style-name="ce151" office:value-type="string" calcext:value-type="string">
            <text:p>Metodika / Evidencia</text:p>
          </table:table-cell>
          <table:table-cell table:style-name="ce151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</table:table-row>
        <table:table-row table:style-name="ro13">
          <table:table-cell table:style-name="ce151" office:value-type="string" calcext:value-type="string">
            <text:p>K026</text:p>
          </table:table-cell>
          <table:table-cell table:style-name="ce151" office:value-type="string" calcext:value-type="string">
            <text:p>Framework / Edukačné</text:p>
          </table:table-cell>
          <table:table-cell table:style-name="ce151" office:value-type="string" calcext:value-type="string">
            <text:p>KNIFE Framework pre vývoj a učenie sa (LibreOffice, Python)</text:p>
          </table:table-cell>
          <table:table-cell table:style-name="ce151" office:value-type="string" calcext:value-type="string">
            <text:p>v procese</text:p>
          </table:table-cell>
          <table:table-cell table:style-name="ce151" office:value-type="string" calcext:value-type="string">
            <text:p>Framework / Metodika / Edukačný základ</text:p>
          </table:table-cell>
          <table:table-cell table:style-name="ce151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51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</table:table-row>
        <table:table-row table:style-name="ro8">
          <table:table-cell table:style-name="ce151" office:value-type="string" calcext:value-type="string">
            <text:p>K027</text:p>
          </table:table-cell>
          <table:table-cell table:style-name="ce151" office:value-type="string" calcext:value-type="string">
            <text:p>Versioning / Git</text:p>
          </table:table-cell>
          <table:table-cell table:style-name="ce151" office:value-type="string" calcext:value-type="string">
            <text:p>Git For Dummies – Central Concepts</text:p>
          </table:table-cell>
          <table:table-cell table:style-name="ce151" office:value-type="string" calcext:value-type="string">
            <text:p>v príprave</text:p>
          </table:table-cell>
          <table:table-cell table:style-name="ce151" office:value-type="string" calcext:value-type="string">
            <text:p>Edukačné / Praktické</text:p>
          </table:table-cell>
          <table:table-cell table:style-name="ce151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51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51" office:value-type="string" calcext:value-type="string">
            <text:p>Learning-based</text:p>
          </table:table-cell>
          <table:table-cell table:style-name="ce41" table:number-columns-repeated="4"/>
          <table:table-cell table:style-name="ce151"/>
        </table:table-row>
        <table:table-row table:style-name="ro14">
          <table:table-cell table:style-name="ce151" office:value-type="string" calcext:value-type="string">
            <text:p>K028</text:p>
          </table:table-cell>
          <table:table-cell table:style-name="ce151" office:value-type="string" calcext:value-type="string">
            <text:p>CASO-CASA</text:p>
          </table:table-cell>
          <table:table-cell table:style-name="ce151" office:value-type="string" calcext:value-type="string">
            <text:p>Context Aware System Ontology, Approach</text:p>
          </table:table-cell>
          <table:table-cell table:style-name="ce151" office:value-type="string" calcext:value-type="string">
            <text:p>v príprave</text:p>
          </table:table-cell>
          <table:table-cell table:style-name="ce151" office:value-type="string" calcext:value-type="string">
            <text:p>Metodika/Framework</text:p>
          </table:table-cell>
          <table:table-cell table:style-name="ce151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51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51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51"/>
        </table:table-row>
        <table:table-row table:style-name="ro8">
          <table:table-cell table:style-name="ce151" office:value-type="string" calcext:value-type="string">
            <text:p>K029</text:p>
          </table:table-cell>
          <table:table-cell table:style-name="ce151" office:value-type="string" calcext:value-type="string">
            <text:p>Platformy=OOODEV 4 LO</text:p>
          </table:table-cell>
          <table:table-cell table:style-name="ce151" office:value-type="string" calcext:value-type="string">
            <text:p>Prostredie vývojové python pre LO</text:p>
          </table:table-cell>
          <table:table-cell table:style-name="ce151" office:value-type="string" calcext:value-type="string">
            <text:p>riešené</text:p>
          </table:table-cell>
          <table:table-cell table:style-name="ce151" office:value-type="string" calcext:value-type="string">
            <text:p>Vývoj – Integrácia</text:p>
          </table:table-cell>
          <table:table-cell table:style-name="ce151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51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olution Architect</text:p>
          </table:table-cell>
          <table:table-cell table:style-name="ce41" table:number-columns-repeated="4"/>
          <table:table-cell table:style-name="ce151"/>
        </table:table-row>
        <table:table-row table:style-name="ro15">
          <table:table-cell table:style-name="ce151" office:value-type="string" calcext:value-type="string">
            <text:p>K030</text:p>
          </table:table-cell>
          <table:table-cell table:style-name="ce151" office:value-type="string" calcext:value-type="string">
            <text:p>GitHUB pages – Edu</text:p>
          </table:table-cell>
          <table:table-cell table:style-name="ce151" office:value-type="string" calcext:value-type="string">
            <text:p>Príbeh poznania SDLC</text:p>
          </table:table-cell>
          <table:table-cell table:style-name="ce151" office:value-type="string" calcext:value-type="string">
            <text:p>V riešení</text:p>
          </table:table-cell>
          <table:table-cell table:style-name="ce151" office:value-type="string" calcext:value-type="string">
            <text:p>Vzdelávanie-Marketing</text:p>
          </table:table-cell>
          <table:table-cell table:style-name="ce151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51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22">Level 3 – </text:span><text:span text:style-name="T23">Apply</text:span><text:span text:style-name="T24"> → samostatná práca</text:span></text:p>
            <text:p><text:span text:style-name="T25">Level 5 – </text:span><text:span text:style-name="T23">Ensure, Advise</text:span><text:span text:style-name="T24"> → zodpovednosť za kvalitu, konzultant</text:span></text:p>
            <text:p><text:span text:style-name="T25">Llevel 6 – </text:span><text:span text:style-name="T23">Initiate, Influence</text:span><text:span text:style-name="T24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51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51"/>
        </table:table-row>
        <table:table-row table:style-name="ro16">
          <table:table-cell table:style-name="ce151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51" office:value-type="string" calcext:value-type="string">
            <text:p>V riešení</text:p>
          </table:table-cell>
          <table:table-cell table:style-name="ce151" office:value-type="string" calcext:value-type="string">
            <text:p>Praktické používanie na výuku SDLC</text:p>
          </table:table-cell>
          <table:table-cell table:style-name="ce151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51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2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51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51"/>
        </table:table-row>
        <table:table-row table:style-name="ro7">
          <table:table-cell table:style-name="ce151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51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17">
          <table:table-cell office:value-type="string" calcext:value-type="string">
            <text:p>K033</text:p>
          </table:table-cell>
          <table:table-cell table:style-name="ce151" office:value-type="string" calcext:value-type="string">
            <text:p>Psychológia práce / Kontext / Kultúra tímu</text:p>
          </table:table-cell>
          <table:table-cell table:style-name="ce151" office:value-type="string" calcext:value-type="string">
            <text:p>Smalltalk ako nástroj flowu a kontextu</text:p>
          </table:table-cell>
          <table:table-cell table:style-name="ce151" office:value-type="string" calcext:value-type="string">
            <text:p>Návrh (draft)</text:p>
          </table:table-cell>
          <table:table-cell table:style-name="ce151" office:value-type="string" calcext:value-type="string">
            <text:p>Metodika</text:p>
          </table:table-cell>
          <table:table-cell table:style-name="ce151" office:value-type="string" calcext:value-type="string">
            <text:p>Stredná až vysoká</text:p>
          </table:table-cell>
          <table:table-cell table:style-name="ce151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21">Vzniklo v rámci konverzácií s AI (Roman K.), ako reakcia na potrebu udržať „ľudskosť“ a kontinuitu medzi technickými a osobnými témami.</text:span></text:p>
          </table:table-cell>
          <table:table-cell table:style-name="ce151" office:value-type="string" calcext:value-type="string">
            <text:p>Markdown, GitHub, AI-dialogue, Prozaická kultúra</text:p>
          </table:table-cell>
          <table:table-cell table:style-name="ce151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51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51"/>
        </table:table-row>
        <table:table-row table:style-name="ro18">
          <table:table-cell table:style-name="ce151" office:value-type="string" calcext:value-type="string">
            <text:p>K036</text:p>
          </table:table-cell>
          <table:table-cell table:style-name="ce151" office:value-type="string" calcext:value-type="string">
            <text:p>Profesia Architekt urbanista na Slovensku</text:p>
          </table:table-cell>
          <table:table-cell table:style-name="ce151" office:value-type="string" calcext:value-type="string">
            <text:p>Pracovno, finančný ekosystém</text:p>
          </table:table-cell>
          <table:table-cell table:style-name="ce151" office:value-type="string" calcext:value-type="string">
            <text:p>návrh</text:p>
          </table:table-cell>
          <table:table-cell table:style-name="ce151" office:value-type="string" calcext:value-type="string">
            <text:p>Ako na to?</text:p>
          </table:table-cell>
          <table:table-cell table:style-name="ce151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51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51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51"/>
        </table:table-row>
        <table:table-row table:style-name="ro8">
          <table:table-cell table:style-name="ce151" office:value-type="string" calcext:value-type="string">
            <text:p>K037</text:p>
          </table:table-cell>
          <table:table-cell table:style-name="ce151" office:value-type="string" calcext:value-type="string">
            <text:p>CAS-ContextAwareSolutions</text:p>
          </table:table-cell>
          <table:table-cell table:style-name="ce151" office:value-type="string" calcext:value-type="string">
            <text:p>Context Aware Solutions / paradigma, solution</text:p>
          </table:table-cell>
          <table:table-cell table:style-name="ce151" office:value-type="string" calcext:value-type="string">
            <text:p>inprogress</text:p>
          </table:table-cell>
          <table:table-cell table:style-name="ce151"/>
          <table:table-cell table:style-name="ce151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>
          <table:table-cell table:style-name="ce151" office:value-type="string" calcext:value-type="string">
            <text:p>K038</text:p>
          </table:table-cell>
          <table:table-cell table:style-name="ce151" office:value-type="string" calcext:value-type="string">
            <text:p>SSL certificates DIY</text:p>
          </table:table-cell>
          <table:table-cell table:style-name="ce151" office:value-type="string" calcext:value-type="string">
            <text:p>Ako si vyrobit automaticke nastavovanie SSL</text:p>
          </table:table-cell>
          <table:table-cell table:style-name="ce151" office:value-type="string" calcext:value-type="string">
            <text:p>finished</text:p>
          </table:table-cell>
          <table:table-cell table:style-name="ce151" office:value-type="string" calcext:value-type="string">
            <text:p>User guide</text:p>
          </table:table-cell>
          <table:table-cell table:style-name="ce151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8">
          <table:table-cell table:style-name="ce151" office:value-type="string" calcext:value-type="string">
            <text:p>K039</text:p>
          </table:table-cell>
          <table:table-cell table:style-name="ce151" office:value-type="string" calcext:value-type="string">
            <text:p>„Advanced GitHub KM Layer“</text:p>
          </table:table-cell>
          <table:table-cell table:style-name="ce151" office:value-type="string" calcext:value-type="string">
            <text:p>Sementicke a kontextove vyhladavanie nad GitHUB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Advance features</text:p>
          </table:table-cell>
          <table:table-cell table:style-name="ce151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51"/>
          <table:table-cell table:style-name="ce56" office:value-type="string" calcext:value-type="string">
            <text:p>a</text:p>
          </table:table-cell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17">
          <table:table-cell office:value-type="string" calcext:value-type="string">
            <text:p>K040</text:p>
          </table:table-cell>
          <table:table-cell table:style-name="ce151" office:value-type="string" calcext:value-type="string">
            <text:p>Publishing</text:p>
          </table:table-cell>
          <table:table-cell table:style-name="ce151" office:value-type="string" calcext:value-type="string">
            <text:p>Migracia Joomla --&gt;GitHUB MkDocs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Publishing</text:p>
          </table:table-cell>
          <table:table-cell table:style-name="ce151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51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15">
          <table:table-cell office:value-type="string" calcext:value-type="string">
            <text:p>K041</text:p>
          </table:table-cell>
          <table:table-cell table:style-name="ce151" office:value-type="string" calcext:value-type="string">
            <text:p>Education Framework</text:p>
          </table:table-cell>
          <table:table-cell table:style-name="ce151" office:value-type="string" calcext:value-type="string">
            <text:p>GitHUB Education Framework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Education Framework</text:p>
          </table:table-cell>
          <table:table-cell table:style-name="ce151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51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51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51"/>
        </table:table-row>
        <table:table-row table:style-name="ro13">
          <table:table-cell office:value-type="string" calcext:value-type="string">
            <text:p>K042</text:p>
          </table:table-cell>
          <table:table-cell table:style-name="ce151" office:value-type="string" calcext:value-type="string">
            <text:p>SPA-Framework</text:p>
          </table:table-cell>
          <table:table-cell table:style-name="ce151" office:value-type="string" calcext:value-type="string">
            <text:p>SinglePageApplication – Webabased desktop app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SPA framework</text:p>
          </table:table-cell>
          <table:table-cell table:style-name="ce151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51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51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51"/>
        </table:table-row>
        <table:table-row table:style-name="ro8">
          <table:table-cell office:value-type="string" calcext:value-type="string">
            <text:p>K043</text:p>
          </table:table-cell>
          <table:table-cell table:style-name="ce151" office:value-type="string" calcext:value-type="string">
            <text:p>AI based training</text:p>
          </table:table-cell>
          <table:table-cell table:style-name="ce151" office:value-type="string" calcext:value-type="string">
            <text:p>Kontrola odpovedé študentov pomocou API na AI</text:p>
          </table:table-cell>
          <table:table-cell table:style-name="ce151" office:value-type="string" calcext:value-type="string">
            <text:p>in Progress</text:p>
          </table:table-cell>
          <table:table-cell table:style-name="ce151" office:value-type="string" calcext:value-type="string">
            <text:p>AI in education</text:p>
          </table:table-cell>
          <table:table-cell table:style-name="ce151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51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19">
          <table:table-cell office:value-type="string" calcext:value-type="string">
            <text:p>K044</text:p>
          </table:table-cell>
          <table:table-cell table:style-name="ce151" office:value-type="string" calcext:value-type="string">
            <text:p>BACKUP</text:p>
          </table:table-cell>
          <table:table-cell table:style-name="ce151" office:value-type="string" calcext:value-type="string">
            <text:p>OneDrive backup to external disk on QNAP</text:p>
          </table:table-cell>
          <table:table-cell table:style-name="ce151" office:value-type="string" calcext:value-type="string">
            <text:p>inProgress</text:p>
          </table:table-cell>
          <table:table-cell table:style-name="ce151" office:value-type="string" calcext:value-type="string">
            <text:p>How To</text:p>
          </table:table-cell>
          <table:table-cell table:style-name="ce151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51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8">
          <table:table-cell office:value-type="string" calcext:value-type="string">
            <text:p>K045</text:p>
          </table:table-cell>
          <table:table-cell table:style-name="ce151" office:value-type="string" calcext:value-type="string">
            <text:p>ESG- Krátky úvod</text:p>
          </table:table-cell>
          <table:table-cell table:style-name="ce151" office:value-type="string" calcext:value-type="string">
            <text:p>Základné informácie o ESG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Education Explanantion</text:p>
          </table:table-cell>
          <table:table-cell table:style-name="ce151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51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13">
          <table:table-cell office:value-type="string" calcext:value-type="string">
            <text:p>K046</text:p>
          </table:table-cell>
          <table:table-cell table:style-name="ce151" office:value-type="string" calcext:value-type="string">
            <text:p>UserGuide</text:p>
          </table:table-cell>
          <table:table-cell table:style-name="ce151" office:value-type="string" calcext:value-type="string">
            <text:p>Thunderbird – Archive-export</text:p>
          </table:table-cell>
          <table:table-cell table:style-name="ce151" office:value-type="string" calcext:value-type="string">
            <text:p>done md</text:p>
          </table:table-cell>
          <table:table-cell table:style-name="ce151" office:value-type="string" calcext:value-type="string">
            <text:p>HowTO</text:p>
          </table:table-cell>
          <table:table-cell table:style-name="ce151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51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51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51"/>
        </table:table-row>
        <table:table-row table:style-name="ro20">
          <table:table-cell office:value-type="string" calcext:value-type="string">
            <text:p>K047</text:p>
          </table:table-cell>
          <table:table-cell table:style-name="ce151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8">KNIFE047 – Epistemológia 4Curiosis</text:span></text:p>
          </table:table-cell>
          <table:table-cell table:style-name="ce151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 table:number-columns-repeated="2"/>
          <table:table-cell table:style-name="ce41" office:value-type="string" calcext:value-type="string">
            <text:p>Social Communities</text:p>
          </table:table-cell>
          <table:table-cell table:style-name="ce151" table:number-columns-repeated="2"/>
          <table:table-cell table:style-name="ce41" table:number-columns-repeated="3"/>
          <table:table-cell table:style-name="ce151"/>
        </table:table-row>
        <table:table-row table:style-name="ro6">
          <table:table-cell office:value-type="string" calcext:value-type="string">
            <text:p>K048</text:p>
          </table:table-cell>
          <table:table-cell table:style-name="ce151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51" office:value-type="string" calcext:value-type="string">
            <text:p>in progress</text:p>
          </table:table-cell>
          <table:table-cell table:style-name="ce151" office:value-type="string" calcext:value-type="string">
            <text:p>HowTo</text:p>
          </table:table-cell>
          <table:table-cell table:style-name="ce151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 table:number-columns-repeated="2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13">
          <table:table-cell office:value-type="string" calcext:value-type="string">
            <text:p>K049</text:p>
          </table:table-cell>
          <table:table-cell table:style-name="ce151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9">KNIFE049 – Vyhľadávač nad OpenGPT históriou</text:span></text:p>
            <text:p/>
          </table:table-cell>
          <table:table-cell table:style-name="ce151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 table:number-columns-repeated="2"/>
          <table:table-cell table:style-name="ce41"/>
          <table:table-cell table:style-name="ce151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51"/>
        </table:table-row>
        <table:table-row table:style-name="ro6">
          <table:table-cell office:value-type="string" calcext:value-type="string">
            <text:p>K050</text:p>
          </table:table-cell>
          <table:table-cell table:style-name="ce151" office:value-type="string" calcext:value-type="string">
            <text:p>User Guide</text:p>
          </table:table-cell>
          <table:table-cell table:style-name="ce151" office:value-type="string" calcext:value-type="string">
            <text:p>Open GPT, vytváranie prompt instructions</text:p>
          </table:table-cell>
          <table:table-cell table:style-name="ce151" office:value-type="string" calcext:value-type="string">
            <text:p>In progress</text:p>
          </table:table-cell>
          <table:table-cell table:style-name="ce151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>
          <table:table-cell office:value-type="string" calcext:value-type="string">
            <text:p>K051</text:p>
          </table:table-cell>
          <table:table-cell table:style-name="ce151" office:value-type="string" calcext:value-type="string">
            <text:p>Marketing</text:p>
          </table:table-cell>
          <table:table-cell table:style-name="ce151" office:value-type="string" calcext:value-type="string">
            <text:p>Google analytics – Fundamentals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HowTo</text:p>
          </table:table-cell>
          <table:table-cell table:style-name="ce151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>
          <table:table-cell office:value-type="string" calcext:value-type="string">
            <text:p>K052</text:p>
          </table:table-cell>
          <table:table-cell table:style-name="ce151" office:value-type="string" calcext:value-type="string">
            <text:p>Framework / Edukačné</text:p>
          </table:table-cell>
          <table:table-cell table:style-name="ce151" office:value-type="string" calcext:value-type="string">
            <text:p>GitHub LMS Framework 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Education Framework</text:p>
          </table:table-cell>
          <table:table-cell table:style-name="ce151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8">
          <table:table-cell office:value-type="string" calcext:value-type="string">
            <text:p>K053</text:p>
          </table:table-cell>
          <table:table-cell table:style-name="ce151" office:value-type="string" calcext:value-type="string">
            <text:p>Framewok for Project Management</text:p>
          </table:table-cell>
          <table:table-cell table:style-name="ce151" office:value-type="string" calcext:value-type="string">
            <text:p>Framework for Project Management in GitHUB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SDLC framework</text:p>
          </table:table-cell>
          <table:table-cell table:style-name="ce151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21">
          <table:table-cell office:value-type="string" calcext:value-type="string">
            <text:p>K054</text:p>
          </table:table-cell>
          <table:table-cell table:style-name="ce151" office:value-type="string" calcext:value-type="string">
            <text:p>Best Practice</text:p>
          </table:table-cell>
          <table:table-cell table:style-name="ce151" office:value-type="string" calcext:value-type="string">
            <text:p>Docusaurus Advanced Deployment Pipeline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„Ako si nastaviť build a deploy tak, aby ťa chránil pred sebou samým.“</text:p>
          </table:table-cell>
          <table:table-cell table:style-name="ce151"/>
          <table:table-cell table:style-name="ce41" office:value-type="string" calcext:value-type="string">
            <text:p><text:span text:style-name="T10">Kontrola referencií v Docusaurus/MkDocs</text:span></text:p>
            <text:p><text:tab/><text:span text:style-name="T11">•</text:span><text:tab/><text:span text:style-name="T11">DRY-run, strict a full link-check, detekcia chýb na začiatku procesu</text:span></text:p>
            <text:p><text:tab/><text:span text:style-name="T11">•</text:span><text:tab/><text:span text:style-name="T11">Prevencia “nášľapných mín” pred buildom</text:span></text:p>
            <text:p><text:tab/><text:span text:style-name="T11">•</text:span><text:tab/><text:span text:style-name="T11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22">
          <table:table-cell office:value-type="string" calcext:value-type="string">
            <text:p>K055</text:p>
          </table:table-cell>
          <table:table-cell table:style-name="ce151" office:value-type="string" calcext:value-type="string">
            <text:p>Best Practice</text:p>
          </table:table-cell>
          <table:table-cell table:style-name="ce151" office:value-type="string" calcext:value-type="string">
            <text:p>Ako obnoviť stav z minulosti?</text:p>
          </table:table-cell>
          <table:table-cell table:style-name="ce151" office:value-type="string" calcext:value-type="string">
            <text:p>inprogress</text:p>
          </table:table-cell>
          <table:table-cell table:style-name="ce151" office:value-type="string" calcext:value-type="string">
            <text:p>Obnov mi dobré údaje</text:p>
          </table:table-cell>
          <table:table-cell table:style-name="ce151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2">stash</text:span><text:span text:style-name="T13">, </text:span><text:span text:style-name="T14">branch sandbox</text:span><text:span text:style-name="T13">, práca mimo main</text:span></text:p>
            <text:p><text:tab/><text:span text:style-name="T11">•</text:span><text:tab/><text:span text:style-name="T11">Obnova priečinkov alebo súborov z konkrétneho commitu</text:span></text:p>
            <text:p><text:tab/><text:span text:style-name="T11">•</text:span><text:tab/><text:span text:style-name="T11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23">
          <table:table-cell office:value-type="string" calcext:value-type="string">
            <text:p>K056</text:p>
          </table:table-cell>
          <table:table-cell table:style-name="ce151" office:value-type="string" calcext:value-type="string">
            <text:p>Best Practice</text:p>
          </table:table-cell>
          <table:table-cell table:style-name="ce151" office:value-type="string" calcext:value-type="string">
            <text:p>Central Panel for GIT – SDLC Git Management Makefile</text:p>
          </table:table-cell>
          <table:table-cell table:style-name="ce151" office:value-type="string" calcext:value-type="string">
            <text:p>done md</text:p>
          </table:table-cell>
          <table:table-cell table:style-name="ce151" office:value-type="string" calcext:value-type="string">
            <text:p>Správa súborov s git odporou</text:p>
          </table:table-cell>
          <table:table-cell table:style-name="ce151"/>
          <table:table-cell table:style-name="ce41" office:value-type="string" calcext:value-type="string">
            <text:p><text:span text:style-name="T11">•</text:span><text:tab/><text:span text:style-name="T11">Jeden Makefile ako „single point of control“</text:span></text:p>
            <text:p><text:tab/><text:span text:style-name="T11">•</text:span><text:tab/><text:span text:style-name="T11">Všetky Git operácie, build/deploy, kontrola odkazov, sandbox, stash management</text:span></text:p>
            <text:p><text:tab/><text:span text:style-name="T11">•</text:span><text:tab/><text:span text:style-name="T11">Prepojenie s princípom 3× merať, raz rezať</text:span></text:p>
            <text:p><text:tab/><text:span text:style-name="T11">•</text:span><text:tab/><text:span text:style-name="T11">Možnosť adaptovať pre rôzne generátory HTML (Docusaurus, MkDocs, Hugo…)</text:span></text:p>
            <text:p><text:span text:style-name="T11">Podľa mňa by si to mohol v KNIFE_Overview zaradiť aj ako </text:span><text:span text:style-name="T15">tematickú trojicu</text:span><text:span text:style-name="T16"> pod spoločný tag, napr.</text:span></text:p>
            <text:p><text:span text:style-name="T17">[KNIFE: Git-SDLC-Tools]</text:span><text:span text:style-name="T18"> alebo </text:span><text:span text:style-name="T19">[KNIFE: Git-Advanced]</text:span><text:span text:style-name="T18">.</text:span></text:p>
            <text:p><text:span text:style-name="T20">Tak sa to dá pekne použiť aj v kurze ako </text:span><text:span text:style-name="T15">jedna lekcia</text:span><text:span text:style-name="T16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24">
          <table:table-cell office:value-type="string" calcext:value-type="string">
            <text:p>K057</text:p>
          </table:table-cell>
          <table:table-cell table:style-name="ce151" office:value-type="string" calcext:value-type="string">
            <text:p>Management-Reporting</text:p>
          </table:table-cell>
          <table:table-cell table:style-name="ce151" office:value-type="string" calcext:value-type="string">
            <text:p>AI Agent na monitoroavanie nákladov OpenGPT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Reporting nad komunikáciou s OpenGPT formou AI Agenta</text:p>
          </table:table-cell>
          <table:table-cell table:style-name="ce151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8">
          <table:table-cell office:value-type="string" calcext:value-type="string">
            <text:p>K058</text:p>
          </table:table-cell>
          <table:table-cell table:style-name="ce151" office:value-type="string" calcext:value-type="string">
            <text:p>Management-Reporting-from the Past</text:p>
          </table:table-cell>
          <table:table-cell table:style-name="ce151" office:value-type="string" calcext:value-type="string">
            <text:p>AI Agent na monitoroavanie nákladov OpenGPT od počiatku komunikácie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Reporting od začiatku komunikácie</text:p>
          </table:table-cell>
          <table:table-cell table:style-name="ce151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>
          <table:table-cell office:value-type="string" calcext:value-type="string">
            <text:p>K059</text:p>
          </table:table-cell>
          <table:table-cell table:style-name="ce151" table:number-columns-repeated="5"/>
          <table:table-cell table:style-name="ce41"/>
          <table:table-cell table:style-name="ce38"/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>
          <table:table-cell office:value-type="string" calcext:value-type="string">
            <text:p>K060</text:p>
          </table:table-cell>
          <table:table-cell table:style-name="ce151" table:number-columns-repeated="5"/>
          <table:table-cell table:style-name="ce41"/>
          <table:table-cell table:style-name="ce38"/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>
          <table:table-cell office:value-type="string" calcext:value-type="string">
            <text:p>K061</text:p>
          </table:table-cell>
          <table:table-cell table:style-name="ce151" table:number-columns-repeated="5"/>
          <table:table-cell table:style-name="ce41"/>
          <table:table-cell table:style-name="ce38"/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>
          <table:table-cell office:value-type="string" calcext:value-type="string">
            <text:p>K062</text:p>
          </table:table-cell>
          <table:table-cell table:style-name="ce151" table:number-columns-repeated="5"/>
          <table:table-cell table:style-name="ce41"/>
          <table:table-cell table:style-name="ce38"/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</table:table-row>
        <table:table-row table:style-name="ro6" table:number-rows-repeated="1048513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8"/>
        <table:table-column table:style-name="co25" table:default-cell-style-name="ce174"/>
        <table:table-column table:style-name="co26" table:default-cell-style-name="ce128"/>
        <table:table-column table:style-name="co13" table:default-cell-style-name="Default"/>
        <table:table-column table:style-name="co27" table:default-cell-style-name="ce177"/>
        <table:table-column table:style-name="co15" table:default-cell-style-name="ce128"/>
        <table:table-column table:style-name="co16" table:default-cell-style-name="Default"/>
        <table:table-column table:style-name="co7" table:number-columns-repeated="4" table:default-cell-style-name="ce128"/>
        <table:table-row table:style-name="ro1">
          <table:table-cell table:style-name="ce79" office:value-type="string" calcext:value-type="string">
            <text:p>00.01.Navigations</text:p>
          </table:table-cell>
          <table:table-cell table:style-name="ce82"/>
          <table:table-cell table:style-name="ce8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2"/>
          <table:covered-table-cell table:number-columns-repeated="2" table:style-name="pd1"/>
          <table:table-cell table:style-name="ce167"/>
          <table:table-cell table:style-name="ce172"/>
          <table:table-cell table:style-name="ce167"/>
          <table:table-cell table:style-name="pd1"/>
          <table:table-cell table:style-name="ce175"/>
          <table:table-cell table:style-name="ce167"/>
          <table:table-cell table:style-name="pd1"/>
          <table:table-cell table:number-columns-repeated="4"/>
        </table:table-row>
        <table:table-row table:style-name="ro25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7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7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7" office:value-type="string" calcext:value-type="string">
            <text:p>Related KNIFE</text:p>
          </table:table-cell>
          <table:table-cell table:style-name="ce167" office:value-type="string" calcext:value-type="string">
            <text:p>Tags</text:p>
          </table:table-cell>
          <table:table-cell table:style-name="ce167" office:value-type="string" calcext:value-type="string">
            <text:p>Potential Outputs</text:p>
          </table:table-cell>
          <table:table-cell table:style-name="ce167" office:value-type="string" calcext:value-type="string">
            <text:p>Owner</text:p>
          </table:table-cell>
        </table:table-row>
        <table:table-row table:style-name="ro18">
          <table:table-cell table:style-name="ce151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51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51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51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81"/>
        <table:table-column table:style-name="co31" table:default-cell-style-name="ce72"/>
        <table:table-column table:style-name="co32" table:default-cell-style-name="ce72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8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72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0" office:value-type="string" calcext:value-type="string">
            <text:p>SFIA Skill</text:p>
          </table:table-cell>
          <table:table-cell table:style-name="ce180" office:value-type="string" calcext:value-type="string">
            <text:p>Popis</text:p>
          </table:table-cell>
          <table:table-cell table:style-name="ce180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6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51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45" office:value-type="string" calcext:value-type="string">
            <text:p>Pole</text:p>
          </table:table-cell>
          <table:table-cell table:style-name="ce145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2" office:value-type="string" calcext:value-type="string">
            <text:p>18.05.2025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46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46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45" office:value-type="string" calcext:value-type="string">
            <text:p>Pole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Category</text:p>
          </table:table-cell>
          <table:table-cell table:style-name="ce146" office:value-type="string" calcext:value-type="string">
            <text:p>Short Title</text:p>
          </table:table-cell>
          <table:table-cell table:style-name="ce146" office:value-type="string" calcext:value-type="string">
            <text:p>Status</text:p>
          </table:table-cell>
          <table:table-cell table:style-name="ce146" office:value-type="string" calcext:value-type="string">
            <text:p>Type</text:p>
          </table:table-cell>
          <table:table-cell table:style-name="ce146" office:value-type="string" calcext:value-type="string">
            <text:p>Priority</text:p>
          </table:table-cell>
          <table:table-cell table:style-name="ce146" office:value-type="string" calcext:value-type="string">
            <text:p>Description</text:p>
          </table:table-cell>
          <table:table-cell table:style-name="ce146" office:value-type="string" calcext:value-type="string">
            <text:p>Date of Record</text:p>
          </table:table-cell>
          <table:table-cell table:style-name="ce146" office:value-type="string" calcext:value-type="string">
            <text:p>Context / Origin</text:p>
          </table:table-cell>
          <table:table-cell table:style-name="ce146" office:value-type="string" calcext:value-type="string">
            <text:p>Technology</text:p>
          </table:table-cell>
          <table:table-cell table:style-name="ce146" office:value-type="string" calcext:value-type="string">
            <text:p>SFIA – Level</text:p>
          </table:table-cell>
          <table:table-cell table:style-name="ce146" office:value-type="string" calcext:value-type="string">
            <text:p>SFIA – Domain</text:p>
          </table:table-cell>
          <table:table-cell table:style-name="ce146" office:value-type="string" calcext:value-type="string">
            <text:p>SFIA – Maturity</text:p>
          </table:table-cell>
          <table:table-cell table:number-columns-repeated="2"/>
        </table:table-row>
        <table:table-row table:style-name="ro26">
          <table:table-cell/>
          <table:table-cell table:style-name="ce145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2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46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46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8">
          <table:table-cell/>
          <table:table-cell table:style-name="ce144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5" office:value-type="string" calcext:value-type="string">
            <text:p>Pole</text:p>
          </table:table-cell>
          <table:table-cell table:style-name="ce145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3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44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45" office:value-type="string" calcext:value-type="string">
            <text:p>Pole</text:p>
          </table:table-cell>
          <table:table-cell table:style-name="ce146" office:value-type="string" calcext:value-type="string">
            <text:p>ID</text:p>
          </table:table-cell>
          <table:table-cell table:style-name="ce146" office:value-type="string" calcext:value-type="string">
            <text:p>Názov</text:p>
          </table:table-cell>
          <table:table-cell table:style-name="ce146" office:value-type="string" calcext:value-type="string">
            <text:p>Typ</text:p>
          </table:table-cell>
          <table:table-cell table:style-name="ce146" office:value-type="string" calcext:value-type="string">
            <text:p>Stav</text:p>
          </table:table-cell>
          <table:table-cell table:style-name="ce146" office:value-type="string" calcext:value-type="string">
            <text:p>Priorita</text:p>
          </table:table-cell>
          <table:table-cell table:style-name="ce146" office:value-type="string" calcext:value-type="string">
            <text:p>Popis</text:p>
          </table:table-cell>
          <table:table-cell table:style-name="ce146" office:value-type="string" calcext:value-type="string">
            <text:p>Pôvod/Kontext</text:p>
          </table:table-cell>
          <table:table-cell table:style-name="ce146" office:value-type="string" calcext:value-type="string">
            <text:p>Zaradenie do frameworku</text:p>
          </table:table-cell>
          <table:table-cell table:style-name="ce146" office:value-type="string" calcext:value-type="string">
            <text:p>Navrhované výstupy</text:p>
          </table:table-cell>
          <table:table-cell table:style-name="ce146" office:value-type="string" calcext:value-type="string">
            <text:p>Navrhované využitie</text:p>
          </table:table-cell>
          <table:table-cell table:style-name="ce146" office:value-type="string" calcext:value-type="string">
            <text:p>Súvisiace KNIFE</text:p>
          </table:table-cell>
          <table:table-cell table:style-name="ce146" office:value-type="string" calcext:value-type="string">
            <text:p>Status poznania</text:p>
          </table:table-cell>
          <table:table-cell table:style-name="ce146" office:value-type="string" calcext:value-type="string">
            <text:p>Navrhovaná forma spracovania</text:p>
          </table:table-cell>
          <table:table-cell table:style-name="ce146" office:value-type="string" calcext:value-type="string">
            <text:p>Ďalšie kroky</text:p>
          </table:table-cell>
        </table:table-row>
        <table:table-row table:style-name="ro29">
          <table:table-cell/>
          <table:covered-table-cell table:style-name="Default"/>
          <table:table-cell table:style-name="ce145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.00.0000</text:date>, <text:time style:data-style-name="N2" text:time-value="17:59:17.52664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17T21:20:12.919905000</dc:date>
    <meta:editing-duration>P5DT13H6M34S</meta:editing-duration>
    <meta:editing-cycles>29</meta:editing-cycles>
    <meta:document-statistic meta:table-count="7" meta:cell-count="1003" meta:object-count="0"/>
    <meta:user-defined meta:name=""/>
  </office:meta>
</office:document-meta>
</file>